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759cm" fo:min-width="5.583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505cm" fo:min-width="2.822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796cm" fo:min-width="1.216cm"/>
    </style:style>
    <style:style style:name="gr4" style:family="graphic" style:parent-style-name="standard">
      <style:graphic-properties draw:textarea-horizontal-align="justify" draw:textarea-vertical-align="middle" draw:auto-grow-height="false" fo:min-height="0.807cm" fo:min-width="0.557cm"/>
    </style:style>
    <style:style style:name="gr5" style:family="graphic" style:parent-style-name="standard">
      <style:graphic-properties draw:textarea-horizontal-align="justify" draw:textarea-vertical-align="middle" draw:auto-grow-height="false" fo:min-height="12.62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cm" fo:min-width="12.38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1.467cm" fo:min-width="1.44cm"/>
    </style:style>
    <style:style style:name="gr8" style:family="graphic" style:parent-style-name="standard">
      <style:graphic-properties draw:textarea-horizontal-align="justify" draw:textarea-vertical-align="middle" draw:auto-grow-height="false" fo:min-height="0.434cm" fo:min-width="0.602cm"/>
    </style:style>
    <style:style style:name="gr9" style:family="graphic" style:parent-style-name="standard">
      <style:graphic-properties svg:stroke-width="0.1cm" svg:stroke-color="#9966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ff00" draw:marker-start="" draw:marker-start-width="0.5cm" draw:marker-end="Symmetric_20_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4c4c4c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3.339cm" fo:min-width="3.142cm"/>
    </style:style>
    <style:style style:name="gr13" style:family="graphic" style:parent-style-name="standard">
      <style:graphic-properties svg:stroke-width="0.1cm" svg:stroke-color="#00ff00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72cm" fo:min-width="0.805cm"/>
    </style:style>
    <style:style style:name="gr15" style:family="graphic" style:parent-style-name="standard">
      <style:graphic-properties svg:stroke-width="0.1cm" svg:stroke-color="#996633" draw:marker-start="Arrow" draw:marker-start-width="0.5cm" draw:marker-end-width="0.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ff" draw:marker-start-width="0.5cm" draw:marker-end-width="0.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800080" draw:marker-start-width="0.5cm" draw:marker-end-width="0.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="" draw:marker-start-width="0.5cm" draw:marker-end="Symmetric_20_Arrow" draw:marker-end-width="0.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="Small_20_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="" draw:marker-start-width="0.5cm" draw:marker-end="Arrow" draw:marker-end-width="0.5cm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83cm" svg:height="6.009cm" svg:x="8.024cm" svg:y="10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322cm" svg:height="1.755cm" svg:x="3.472cm" svg:y="8.583cm">
          <text:p text:style-name="P2">5v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716cm" svg:height="1.046cm" svg:x="11.122cm" svg:y="11.494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493cm" svg:height="1.493cm" svg:x="14.554cm" svg:y="4.142cm">
          <text:p text:style-name="P2">dmx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493cm" svg:height="1.493cm" svg:x="13.747cm" svg:y="23.623cm">
          <text:p text:style-name="P2">dmx</text:p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0.448cm" svg:height="12.876cm" svg:x="1.53cm" svg:y="2.0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0.448cm" svg:height="12.876cm" svg:x="18.585cm" svg:y="2.0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0.448cm" svg:height="12.876cm" svg:x="18.586cm" svg:y="15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12.88cm" svg:height="0.45cm" svg:x="4.179cm" svg:y="27.2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1.94cm" svg:height="1.717cm" svg:x="8.435cm" svg:y="14.069cm">
          <text:p text:style-name="P2">4-plug</text:p>
          <text:p text:style-name="P2">ctrl</text:p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2.202cm" svg:height="2.053cm" svg:x="3.583cm" svg:y="13.897cm">
          <text:p text:style-name="P2">250v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5.235cm" svg:y1="14.924cm" svg:x2="8.435cm" svg:y2="14.927cm" draw:start-shape="id1" draw:start-glue-point="9" draw:end-shape="id2" draw:end-glue-point="3" svg:d="M5235 14924h1876v3h1324" svg:viewBox="0 0 3201 4">
          <text:p text:style-name="P2">mains</text:p>
          <text:p text:style-name="P2"/>
        </draw:connector>
        <draw:connector draw:style-name="gr10" draw:text-style-name="P2" draw:layer="layout" svg:x1="10.88cm" svg:y1="13.77cm" svg:x2="11.98cm" svg:y2="12.54cm" draw:start-shape="id3" draw:start-glue-point="0" draw:end-shape="id4" draw:end-glue-point="2" svg:d="M10880 13770v-615h1100v-615" svg:viewBox="0 0 1101 1231">
          <text:p/>
        </draw:connector>
        <draw:connector draw:style-name="gr9" draw:text-style-name="P2" draw:layer="layout" svg:x1="9.405cm" svg:y1="14.069cm" svg:x2="14.554cm" svg:y2="4.889cm" draw:start-shape="id2" draw:start-glue-point="0" draw:end-shape="id5" draw:end-glue-point="6" svg:d="M9405 14069v-9180h5149" svg:viewBox="0 0 5150 9181">
          <text:p text:style-name="P2">mains <text:s text:c="16"/></text:p>
        </draw:connector>
        <draw:connector draw:style-name="gr9" draw:text-style-name="P2" draw:layer="layout" svg:x1="9.405cm" svg:y1="15.786cm" svg:x2="14.494cm" svg:y2="23.623cm" draw:start-shape="id2" draw:start-glue-point="2" draw:end-shape="id6" draw:end-glue-point="4" svg:d="M9405 15786v3918h5089v3919" svg:viewBox="0 0 5090 7838">
          <text:p text:style-name="P2">mains</text:p>
          <text:p text:style-name="P2"/>
        </draw:connector>
        <draw:connector draw:style-name="gr11" draw:text-style-name="P2" draw:layer="layout" draw:line-skew="-0.392cm" svg:x1="11.98cm" svg:y1="11.494cm" svg:x2="15.301cm" svg:y2="5.635cm" draw:start-shape="id4" draw:start-glue-point="0" draw:end-shape="id5" draw:end-glue-point="8" svg:d="M11980 11494v-3321h3321v-2538" svg:viewBox="0 0 3322 5860">
          <text:p text:style-name="P2">dmx</text:p>
        </draw:connector>
        <draw:connector draw:style-name="gr11" draw:text-style-name="P2" draw:layer="layout" svg:x1="16.047cm" svg:y1="4.889cm" svg:x2="15.24cm" svg:y2="24.37cm" draw:start-shape="id5" draw:start-glue-point="10" draw:end-shape="id6" draw:end-glue-point="10" svg:d="M16047 4889h501v19481h-1308" svg:viewBox="0 0 1309 19482">
          <text:p text:style-name="P2">dmx</text:p>
        </draw:connector>
        <draw:custom-shape draw:style-name="gr12" draw:text-style-name="P2" xml:id="id7" draw:id="id7" draw:layer="layout" svg:width="5.15cm" svg:height="5.075cm" svg:x="4.403cm" svg:y="19.593cm">
          <text:p text:style-name="P2">Mete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6.978cm" svg:y1="19.593cm" svg:x2="10.842cm" svg:y2="15.935cm" draw:start-shape="id7" draw:start-glue-point="4" draw:end-shape="id8" draw:end-glue-point="2" svg:d="M6978 19593v-1829h3864v-1829" svg:viewBox="0 0 3865 3659">
          <text:p/>
        </draw:connector>
        <draw:custom-shape draw:style-name="gr14" draw:text-style-name="P3" xml:id="id8" draw:id="id8" draw:layer="layout" svg:width="1.305cm" svg:height="0.97cm" svg:x="10.19cm" svg:y="14.965cm">
          <text:p text:style-name="P2">12v</text:p>
          <draw:enhanced-geometry svg:viewBox="0 0 21600 21600" draw:type="rectangle" draw:enhanced-path="M 0 0 L 21600 0 21600 21600 0 21600 0 0 Z N"/>
        </draw:custom-shape>
        <draw:custom-shape draw:style-name="gr14" draw:text-style-name="P3" xml:id="id3" draw:id="id3" draw:layer="layout" svg:width="1.305cm" svg:height="0.97cm" svg:x="10.228cm" svg:y="13.77cm">
          <text:p text:style-name="P2">3v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6.794cm" svg:y1="9.46cm" svg:x2="9.405cm" svg:y2="14.069cm" draw:start-shape="id9" draw:start-glue-point="1" draw:end-shape="id2" draw:end-glue-point="0" svg:d="M6794 9460h2611v4609" svg:viewBox="0 0 2612 4610">
          <text:p/>
        </draw:connector>
        <draw:custom-shape draw:style-name="gr6" draw:text-style-name="P2" xml:id="id11" draw:id="id11" draw:layer="layout" svg:width="12.88cm" svg:height="0.45cm" svg:x="5.074cm" svg:y="1.7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0.26cm" svg:x1="3.472cm" svg:y1="9.46cm" svg:x2="1.754cm" svg:y2="14.964cm" draw:start-shape="id9" draw:start-glue-point="3" draw:end-shape="id10" draw:end-glue-point="2" svg:d="M3472 9460h-487v6005h-1231v-501" svg:viewBox="0 0 1719 6006">
          <text:p/>
        </draw:connector>
        <draw:connector draw:style-name="gr17" draw:text-style-name="P2" draw:layer="layout" draw:line-skew="0cm 1.325cm" svg:x1="1.754cm" svg:y1="2.088cm" svg:x2="5.074cm" svg:y2="1.94cm" draw:start-shape="id10" draw:start-glue-point="0" draw:end-shape="id11" draw:end-glue-point="3" svg:d="M1754 2088v-501h3097v353h223" svg:viewBox="0 0 3321 502">
          <text:p/>
        </draw:connector>
        <draw:connector draw:style-name="gr17" draw:text-style-name="P2" xml:id="id15" draw:id="id15" draw:layer="layout" svg:x1="17.954cm" svg:y1="1.94cm" svg:x2="18.809cm" svg:y2="2.089cm" draw:start-shape="id11" draw:start-glue-point="1" draw:end-shape="id12" draw:end-glue-point="0" svg:d="M17954 1940h855v149" svg:viewBox="0 0 856 150">
          <text:p/>
        </draw:connector>
        <draw:connector draw:style-name="gr17" draw:text-style-name="P2" draw:layer="layout" svg:x1="18.81cm" svg:y1="15.824cm" svg:x2="18.809cm" svg:y2="14.965cm" draw:start-shape="id13" draw:start-glue-point="0" draw:end-shape="id12" draw:end-glue-point="2" svg:d="M18810 15824v-429h-1v-430" svg:viewBox="0 0 2 860">
          <text:p/>
        </draw:connector>
        <draw:connector draw:style-name="gr17" draw:text-style-name="P2" draw:layer="layout" draw:line-skew="0cm -1.736cm" svg:x1="17.059cm" svg:y1="27.467cm" svg:x2="18.81cm" svg:y2="28.7cm" draw:start-shape="id14" draw:start-glue-point="1" draw:end-shape="id13" draw:end-glue-point="2" svg:d="M17059 27467h764v-2h987v1235" svg:viewBox="0 0 1752 1236">
          <text:p/>
        </draw:connector>
        <draw:connector draw:style-name="gr16" draw:text-style-name="P2" draw:layer="layout" svg:x1="5.074cm" svg:y1="1.94cm" svg:x2="3.472cm" svg:y2="9.46cm" draw:start-shape="id11" draw:start-glue-point="3" draw:end-shape="id9" draw:end-glue-point="3" svg:d="M5074 1940h-2103v7520h501" svg:viewBox="0 0 2104 7521">
          <text:p/>
        </draw:connector>
        <draw:connector draw:style-name="gr16" draw:text-style-name="P2" draw:layer="layout" draw:line-skew="1.558cm" svg:x1="18.809cm" svg:y1="1.94cm" svg:x2="3.472cm" svg:y2="9.46cm" draw:start-shape="id15" draw:start-glue-point="0" draw:end-shape="id9" draw:end-glue-point="3" svg:d="M18809 1940v1008h-15838v6512h501" svg:viewBox="0 0 15839 7521">
          <text:p/>
        </draw:connector>
        <draw:connector draw:style-name="gr16" draw:text-style-name="P2" draw:layer="layout" draw:line-skew="4.03cm" svg:x1="18.81cm" svg:y1="15.824cm" svg:x2="3.472cm" svg:y2="9.46cm" draw:start-shape="id13" draw:start-glue-point="0" draw:end-shape="id9" draw:end-glue-point="3" svg:d="M18810 15824v1287h-15839v-7651h501" svg:viewBox="0 0 15840 7652">
          <text:p/>
        </draw:connector>
        <draw:connector draw:style-name="gr16" draw:text-style-name="P2" draw:layer="layout" draw:line-skew="-14.575cm" svg:x1="17.059cm" svg:y1="27.467cm" svg:x2="3.473cm" svg:y2="9.573cm" draw:start-shape="id14" draw:start-glue-point="1" svg:d="M17059 27467h-14074v-17894h488" svg:viewBox="0 0 14075 17895">
          <text:p/>
        </draw:connector>
        <draw:connector draw:style-name="gr18" draw:text-style-name="P2" draw:layer="layout" draw:type="lines" draw:line-skew="-4.762cm 0.844cm" svg:x1="11.122cm" svg:y1="12.017cm" svg:x2="1.754cm" svg:y2="14.964cm" draw:start-shape="id4" draw:start-glue-point="3" draw:end-shape="id10" draw:end-glue-point="2" svg:d="M11122 12017h-5263l-4105 4292v-1345" svg:viewBox="0 0 9369 4293">
          <text:p/>
        </draw:connector>
        <draw:connector draw:style-name="gr19" draw:text-style-name="P2" draw:layer="layout" draw:type="lines" draw:line-skew="0.171cm 0.052cm" svg:x1="5.133cm" svg:y1="10.338cm" svg:x2="11.122cm" svg:y2="12.017cm" draw:start-shape="id9" draw:start-glue-point="2" draw:end-shape="id4" draw:end-glue-point="3" svg:d="M5133 10338v671l5540 1008h449" svg:viewBox="0 0 5990 1680">
          <text:p text:style-name="P2">0v <text:s text:c="5"/></text:p>
        </draw:connector>
        <draw:connector draw:style-name="gr20" draw:text-style-name="P2" draw:layer="layout" draw:type="line" svg:x1="11.122cm" svg:y1="12.017cm" svg:x2="9.405cm" svg:y2="14.069cm" draw:start-shape="id4" draw:start-glue-point="3" draw:end-shape="id2" draw:end-glue-point="0" svg:d="M11122 12017l-1717 2052" svg:viewBox="0 0 1718 20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</meta:initial-creator>
    <meta:creation-date>2018-10-26T14:36:50.778789865</meta:creation-date>
    <meta:printed-by>Peter</meta:printed-by>
    <meta:print-date>2018-10-26T15:07:07.880587086</meta:print-date>
    <dc:date>2018-10-26T16:32:55.515391727</dc:date>
    <dc:creator>Peter</dc:creator>
    <meta:editing-duration>PT1H25M12S</meta:editing-duration>
    <meta:editing-cycles>1</meta:editing-cycles>
    <meta:document-statistic meta:object-count="35"/>
    <meta:generator>LibreOffice/6.0.6.2$Linux_X86_64 LibreOffice_project/00m0$Build-2</meta:generator>
  </office:meta>
</office:document-meta>
</file>